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b9b8" officeooo:paragraph-rsid="000ab9b8"/>
    </style:style>
    <style:style style:name="P2" style:family="paragraph" style:parent-style-name="Header">
      <style:paragraph-properties fo:text-align="center" style:justify-single-word="false"/>
      <style:text-properties officeooo:rsid="000ab9b8" officeooo:paragraph-rsid="000ab9b8"/>
    </style:style>
    <style:style style:name="P3" style:family="paragraph" style:parent-style-name="Footer">
      <style:paragraph-properties fo:text-align="center" style:justify-single-word="false"/>
      <style:text-properties officeooo:rsid="000b5e7a" officeooo:paragraph-rsid="000b5e7a"/>
    </style:style>
    <style:style style:name="P4" style:family="paragraph" style:parent-style-name="Footer">
      <style:text-properties officeooo:rsid="000ab9b8" officeooo:paragraph-rsid="000ab9b8"/>
    </style:style>
    <style:style style:name="P5" style:family="paragraph" style:parent-style-name="Standard">
      <style:text-properties style:language-asian="zh" style:country-asian="CN"/>
    </style:style>
    <style:style style:name="P6" style:family="paragraph" style:parent-style-name="Standard">
      <style:text-properties officeooo:rsid="0008fcf9" officeooo:paragraph-rsid="0008fcf9" style:language-asian="zh" style:country-asian="CN"/>
    </style:style>
    <style:style style:name="P7" style:family="paragraph" style:parent-style-name="Standard">
      <style:text-properties officeooo:paragraph-rsid="0008fcf9"/>
    </style:style>
    <style:style style:name="P8" style:family="paragraph" style:parent-style-name="Text_20_body">
      <style:text-properties officeooo:paragraph-rsid="0007dc29"/>
    </style:style>
    <style:style style:name="P9" style:family="paragraph" style:parent-style-name="Text_20_body">
      <style:text-properties officeooo:paragraph-rsid="000ab9b8"/>
    </style:style>
    <style:style style:name="P10" style:family="paragraph" style:parent-style-name="Text_20_body">
      <style:text-properties officeooo:rsid="000b5e7a" officeooo:paragraph-rsid="000b5e7a"/>
    </style:style>
    <style:style style:name="P11" style:family="paragraph" style:parent-style-name="Text_20_body">
      <style:text-properties officeooo:paragraph-rsid="001207a6"/>
    </style:style>
    <style:style style:name="P12" style:family="paragraph" style:parent-style-name="Text_20_body">
      <style:text-properties fo:font-style="normal" officeooo:rsid="0011db10" style:font-style-asian="normal" style:font-style-complex="normal"/>
    </style:style>
    <style:style style:name="P13" style:family="paragraph" style:parent-style-name="Text_20_body">
      <style:text-properties fo:font-style="normal" officeooo:rsid="001207a6" officeooo:paragraph-rsid="001207a6" style:font-style-asian="normal" style:font-style-complex="normal"/>
    </style:style>
    <style:style style:name="P14" style:family="paragraph" style:parent-style-name="Text_20_body">
      <style:text-properties fo:font-style="normal" officeooo:rsid="0013aa45" officeooo:paragraph-rsid="001207a6" style:font-style-asian="normal" style:font-style-complex="normal"/>
    </style:style>
    <style:style style:name="P15" style:family="paragraph" style:parent-style-name="Text_20_body">
      <style:text-properties fo:font-style="normal" officeooo:rsid="00140abe" officeooo:paragraph-rsid="001207a6" style:font-style-asian="normal" style:font-style-complex="normal"/>
    </style:style>
    <style:style style:name="P16" style:family="paragraph" style:parent-style-name="Text_20_body">
      <style:text-properties officeooo:paragraph-rsid="0016abb5"/>
    </style:style>
    <style:style style:name="P17" style:family="paragraph" style:parent-style-name="Text_20_body">
      <style:paragraph-properties fo:break-before="page"/>
    </style:style>
    <style:style style:name="P18" style:family="paragraph" style:parent-style-name="Standard">
      <style:paragraph-properties fo:break-before="page"/>
      <style:text-properties style:language-asian="zh" style:country-asian="CN"/>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text-properties officeooo:rsid="0016abb5" officeooo:paragraph-rsid="0016abb5" style:language-asian="zh" style:country-asian="CN"/>
    </style:style>
    <style:style style:name="P22" style:family="paragraph" style:parent-style-name="Standard">
      <style:text-properties officeooo:rsid="0018b330" officeooo:paragraph-rsid="0018b330" style:language-asian="zh" style:country-asian="CN"/>
    </style:style>
    <style:style style:name="P23" style:family="paragraph" style:parent-style-name="Text_20_body">
      <style:text-properties officeooo:rsid="0016abb5" officeooo:paragraph-rsid="0016abb5"/>
    </style:style>
    <style:style style:name="P24" style:family="paragraph" style:parent-style-name="Heading_20_1" style:list-style-name="">
      <style:text-properties officeooo:rsid="0007dc29" officeooo:paragraph-rsid="0007dc29"/>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1207a6"/>
    </style:style>
    <style:style style:name="P27" style:family="paragraph" style:parent-style-name="Heading_20_1">
      <style:paragraph-properties fo:break-before="page"/>
      <style:text-properties officeooo:paragraph-rsid="0008fcf9"/>
    </style:style>
    <style:style style:name="P28" style:family="paragraph" style:parent-style-name="Heading_20_1">
      <style:paragraph-properties fo:break-before="page"/>
      <style:text-properties officeooo:rsid="000ab9b8" officeooo:paragraph-rsid="000ab9b8"/>
    </style:style>
    <style:style style:name="P29" style:family="paragraph" style:parent-style-name="Heading_20_2">
      <style:text-properties officeooo:rsid="0007dc29" officeooo:paragraph-rsid="0007dc29"/>
    </style:style>
    <style:style style:name="P30" style:family="paragraph" style:parent-style-name="Heading_20_2">
      <style:text-properties officeooo:rsid="000ab9b8" officeooo:paragraph-rsid="000ab9b8"/>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rsid="0007dc29" officeooo:paragraph-rsid="0007dc29"/>
    </style:style>
    <style:style style:name="P33" style:family="paragraph" style:parent-style-name="Heading_20_2">
      <style:paragraph-properties fo:break-before="page"/>
      <style:text-properties officeooo:rsid="000ab9b8" officeooo:paragraph-rsid="000ab9b8"/>
    </style:style>
    <style:style style:name="T1" style:family="text">
      <style:text-properties officeooo:rsid="000b5e7a"/>
    </style:style>
    <style:style style:name="T2" style:family="text">
      <style:text-properties style:text-position="super 58%"/>
    </style:style>
    <style:style style:name="T3" style:family="text">
      <style:text-properties officeooo:rsid="000c718b"/>
    </style:style>
    <style:style style:name="T4" style:family="text">
      <style:text-properties officeooo:rsid="000f89f4"/>
    </style:style>
    <style:style style:name="T5" style:family="text">
      <style:text-properties fo:font-style="italic" officeooo:rsid="000f89f4" style:font-style-asian="italic" style:font-style-complex="italic"/>
    </style:style>
    <style:style style:name="T6" style:family="text">
      <style:text-properties fo:font-style="italic" officeooo:rsid="0010e29a" style:font-style-asian="italic" style:font-style-complex="italic"/>
    </style:style>
    <style:style style:name="T7" style:family="text">
      <style:text-properties fo:font-style="italic" officeooo:rsid="0011db10" style:font-style-asian="italic" style:font-style-complex="italic"/>
    </style:style>
    <style:style style:name="T8" style:family="text">
      <style:text-properties fo:font-style="normal" officeooo:rsid="000f89f4" style:font-style-asian="normal" style:font-style-complex="normal"/>
    </style:style>
    <style:style style:name="T9" style:family="text">
      <style:text-properties fo:font-style="normal" officeooo:rsid="0010e29a" style:font-style-asian="normal" style:font-style-complex="normal"/>
    </style:style>
    <style:style style:name="T10" style:family="text">
      <style:text-properties fo:font-style="normal" officeooo:rsid="0011db10" style:font-style-asian="normal" style:font-style-complex="normal"/>
    </style:style>
    <style:style style:name="T11" style:family="text">
      <style:text-properties fo:font-style="normal" officeooo:rsid="001207a6" style:font-style-asian="normal" style:font-style-complex="normal"/>
    </style:style>
    <style:style style:name="T12" style:family="text">
      <style:text-properties fo:font-style="normal" officeooo:rsid="0013aa45" style:font-style-asian="normal" style:font-style-complex="normal"/>
    </style:style>
    <style:style style:name="T13" style:family="text">
      <style:text-properties fo:font-style="normal" officeooo:rsid="00140abe" style:font-style-asian="normal" style:font-style-complex="normal"/>
    </style:style>
    <style:style style:name="T14" style:family="text">
      <style:text-properties officeooo:rsid="0010e29a"/>
    </style:style>
    <style:style style:name="T15" style:family="text">
      <style:text-properties officeooo:rsid="0011db10"/>
    </style:style>
    <style:style style:name="T16" style:family="text">
      <style:text-properties officeooo:rsid="0016abb5"/>
    </style:style>
    <style:style style:name="T17" style:family="text">
      <style:text-properties officeooo:rsid="00184ea6"/>
    </style:style>
    <style:style style:name="T18" style:family="text">
      <style:text-properties officeooo:rsid="0018b33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start text:name="__RefHeading___Toc299_2114391075"/>Introduction au projet.<text:bookmark-end text:name="__RefHeading___Toc299_2114391075"/></text:h>
      <text:p text:style-name="Text_20_body"><text:bookmark-start text:name="__RefHeading___Toc301_2114391075"/><text:span text:style-name="T1"><text:tab/>Les deux</text:span> éléments nous ont conduit à adhérer à ce projet. En 1e lieu, ce fut la simplicité du moteur de jeu à mettre en place et en second lieu la possibilité de pouvoir rajouter simplement des fonctions graphiques pour illustrer le jeu.<text:bookmark-end text:name="__RefHeading___Toc301_2114391075"/></text:p>
      <text:h text:style-name="P29" text:outline-level="2"><text:bookmark-start text:name="__RefHeading___Toc303_2114391075"/><text:span text:style-name="T1">Un</text:span> moteur de jeu simple<text:bookmark-end text:name="__RefHeading___Toc303_2114391075"/></text:h>
      <text:p text:style-name="P8"/>
      <text:p text:style-name="P8"/>
      <text:p text:style-name="P8"/>
      <text:h text:style-name="P32" text:outline-level="2"><text:bookmark-start text:name="__RefHeading___Toc305_2114391075"/>Présentation de la structure du rapport.<text:bookmark-end text:name="__RefHeading___Toc305_2114391075"/></text:h>
      <text:p text:style-name="P8"/>
      <text:p text:style-name="P8"/>
      <text:p text:style-name="P8"/>
      <text:h text:style-name="P25" text:outline-level="1"><text:bookmark-start text:name="__RefHeading___Toc307_2114391075"/>Sommaire du rapport<text:bookmark-end text:name="__RefHeading___Toc307_2114391075"/></text:h>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299_2114391075" text:style-name="Index_20_Link" text:visited-style-name="Index_20_Link">Introduction au projet.<text:tab/>1</text:a></text:p>
          <text:p text:style-name="P20"><text:a xlink:type="simple" xlink:href="#__RefHeading___Toc303_2114391075" text:style-name="Index_20_Link" text:visited-style-name="Index_20_Link">Un moteur de jeu simple<text:tab/>1</text:a></text:p>
          <text:p text:style-name="P20"><text:a xlink:type="simple" xlink:href="#__RefHeading___Toc305_2114391075" text:style-name="Index_20_Link" text:visited-style-name="Index_20_Link">Présentation de la structure du rapport.<text:tab/>2</text:a></text:p>
          <text:p text:style-name="P19"><text:a xlink:type="simple" xlink:href="#__RefHeading___Toc307_2114391075" text:style-name="Index_20_Link" text:visited-style-name="Index_20_Link">Sommaire du rapport<text:tab/>3</text:a></text:p>
          <text:p text:style-name="P19"><text:a xlink:type="simple" xlink:href="#__RefHeading___Toc309_2114391075" text:style-name="Index_20_Link" text:visited-style-name="Index_20_Link">Analyse conceptuelle du jeu<text:tab/>4</text:a></text:p>
          <text:p text:style-name="P20"><text:a xlink:type="simple" xlink:href="#__RefHeading___Toc311_2114391075" text:style-name="Index_20_Link" text:visited-style-name="Index_20_Link">Les différents types de variables et structures à utiliser<text:tab/>4</text:a></text:p>
          <text:p text:style-name="P20"><text:a xlink:type="simple" xlink:href="#__RefHeading___Toc313_2114391075" text:style-name="Index_20_Link" text:visited-style-name="Index_20_Link">L'adaptation des règles du jeu aux contraintes informatiques<text:tab/>5</text:a></text:p>
          <text:p text:style-name="P20"><text:a xlink:type="simple" xlink:href="#__RefHeading___Toc315_2114391075" text:style-name="Index_20_Link" text:visited-style-name="Index_20_Link">La gestion des éléments propres à un jeu sur ordinateur<text:tab/>6</text:a></text:p>
          <text:p text:style-name="P20"><text:a xlink:type="simple" xlink:href="#__RefHeading___Toc387_2114391075" text:style-name="Index_20_Link" text:visited-style-name="Index_20_Link">Le passage de tour entre joueurs<text:tab/>7</text:a></text:p>
          <text:p text:style-name="P19"><text:a xlink:type="simple" xlink:href="#__RefHeading___Toc317_2114391075" text:style-name="Index_20_Link" text:visited-style-name="Index_20_Link">Le Codage<text:tab/>8</text:a></text:p>
          <text:p text:style-name="P20"><text:a xlink:type="simple" xlink:href="#__RefHeading___Toc319_2114391075" text:style-name="Index_20_Link" text:visited-style-name="Index_20_Link">1. structure utilisée<text:tab/>8</text:a></text:p>
          <text:p text:style-name="P20"><text:a xlink:type="simple" xlink:href="#__RefHeading___Toc321_2114391075" text:style-name="Index_20_Link" text:visited-style-name="Index_20_Link">2. algorithme principal<text:tab/>9</text:a></text:p>
          <text:p text:style-name="P20"><text:a xlink:type="simple" xlink:href="#__RefHeading___Toc323_2114391075" text:style-name="Index_20_Link" text:visited-style-name="Index_20_Link">3. Algorithme des fonctions principales<text:tab/>11</text:a></text:p>
          <text:p text:style-name="P20"><text:a xlink:type="simple" xlink:href="#__RefHeading___Toc325_2114391075" text:style-name="Index_20_Link" text:visited-style-name="Index_20_Link">4.evaluation<text:tab/>12</text:a></text:p>
          <text:p text:style-name="P19"><text:a xlink:type="simple" xlink:href="#__RefHeading___Toc327_2114391075" text:style-name="Index_20_Link" text:visited-style-name="Index_20_Link">Résultats obtenue avec le programme livrable<text:tab/>13</text:a></text:p>
          <text:p text:style-name="P19"><text:a xlink:type="simple" xlink:href="#__RefHeading___Toc329_2114391075" text:style-name="Index_20_Link" text:visited-style-name="Index_20_Link">Conclusion du projet<text:tab/>14</text:a></text:p>
          <text:p text:style-name="P20"><text:a xlink:type="simple" xlink:href="#__RefHeading___Toc331_2114391075" text:style-name="Index_20_Link" text:visited-style-name="Index_20_Link">Les événements lors de la réalisation du projet<text:tab/>14</text:a></text:p>
          <text:p text:style-name="P20"><text:a xlink:type="simple" xlink:href="#__RefHeading___Toc333_2114391075" text:style-name="Index_20_Link" text:visited-style-name="Index_20_Link">Les perspectives du projet<text:tab/>15</text:a></text:p>
        </text:index-body>
      </text:table-of-content>
      <text:p text:style-name="P10"/>
      <text:p text:style-name="P9"/>
      <text:p text:style-name="P17"/>
      <text:h text:style-name="Heading_20_1" text:outline-level="1"><text:bookmark-start text:name="__RefHeading___Toc309_2114391075"/>Analyse conceptuelle du jeu<text:bookmark-end text:name="__RefHeading___Toc309_2114391075"/></text:h>
      <text:p text:style-name="Standard"/>
      <text:p text:style-name="Standard"><text:tab/>Au début de cette analyse nous nous sommes posés différents types de questions portant sur les différentes parties du futur programme. Il a été question de la représentation du jeu dans les futurs types de variables utilisées. L'adaptation des règles, la manipulation des éléments du jeu à savoir les pions et le plateau, les fonctions propres à <text:span text:style-name="T4">un</text:span> jeu sur ordinateur ont également été abordées lors de cette analyse. Nous allons maintenant passer ces éléments en revue.</text:p>
      <text:p text:style-name="Standard"/>
      <text:p text:style-name="Standard"/>
      <text:h text:style-name="Heading_20_2" text:outline-level="2"><text:bookmark-start text:name="__RefHeading___Toc311_2114391075"/>Les différents types de variables et structures <text:span text:style-name="T1">à</text:span> utilis<text:span text:style-name="T1">er</text:span><text:bookmark-end text:name="__RefHeading___Toc311_2114391075"/></text:h>
      <text:p text:style-name="Standard"/>
      <text:p text:style-name="Standard"/>
      <text:p text:style-name="Standard"><text:tab/>Nous établissons des connaissances du jeu physique Othello connu précédemment, les éléments à représenter. Ces éléments sont le plateau, les pions de chaque joueur, la feuille de papier qui permet de comptabiliser le score de chaque joueur en cours de partie. <text:span text:style-name="T4">Le plateau était représenté par une matrice de 8 par 8, car le jeu Othello se joue sur un plateau de cette taille. Nous avons donc utilisé des constantes N et M établi avec 8 éléments. L'élément supplémentaire doit si nécessaire permettre d'insérer l'affichage des coordonnées en X et en Y. Chaque élément de la matrice que nous avons </text:span><text:span text:style-name="T8">nommé</text:span><text:span text:style-name="T5"> grille</text:span><text:span text:style-name="T8">, représente une case du plateau de jeu. Nous choisissons de considérer une cave comme représentant un état de jeu. L'élément de case définit ci-dessus contient une structure de données </text:span><text:span text:style-name="T9">que nous avons créé. Cette structure est nommée </text:span><text:span text:style-name="T6">pion</text:span><text:span text:style-name="T9">, avait de type énumérée. C'est un nouveau type. Ce type est la représentation de l'état de la case, à savoir : la case est vide, la case est occupée par pion blanc, laquelle est occupée par un pion noir, la case est possible à jouer pour un joueur, ou la case a le plus important potentiel de gain pour le joueur. Cette représentation des événements, implique de parcourir à chaque tour plusieurs fois, la matrice.</text:span></text:p>
      <text:p text:style-name="Standard"/>
      <text:p text:style-name="Standard"/>
      <text:p text:style-name="Standard"/>
      <text:h text:style-name="P31" text:outline-level="2"><text:bookmark-start text:name="__RefHeading___Toc313_2114391075"/>L'adaptation des règles du jeu aux contraintes informatiques<text:bookmark-end text:name="__RefHeading___Toc313_2114391075"/></text:h>
      <text:p text:style-name="Standard"/>
      <text:p text:style-name="Standard"/>
      <text:p text:style-name="Standard"><text:tab/>Nous établissons <text:span text:style-name="T3">une</text:span> règle issue du jeu physique, <text:span text:style-name="T3">un</text:span> joueur à la possibilité de placer <text:span text:style-name="T3">un</text:span> pion sur <text:span text:style-name="T3">une</text:span> case , si cela lui permet de <text:s/>retourner des pions adverses. Ce retournement est possible à partir du moment ou <text:span text:style-name="T3">deux</text:span> de ses pions englobent des pions adverses.cette règle ne nécessite donc de savoir à chaque tour de jeu, quels sont les cases sur lesquelles peut jouer la personne à qui c'est le tour de jouer. Nous choisissons de répondre à ce besoin en utilisant des variables entières contenues dans la structure énumérée pion. Cette structure est définie dans le paragraphe précédent.</text:p>
      <text:p text:style-name="Standard"/>
      <text:p text:style-name="Standard"/>
      <text:p text:style-name="Standard"><text:tab/></text:p>
      <text:p text:style-name="Standard"/>
      <text:h text:style-name="P31" text:outline-level="2"><text:bookmark-start text:name="__RefHeading___Toc315_2114391075"/><text:span text:style-name="T1">La</text:span> gestion des éléments propres <text:span text:style-name="T15">à un</text:span> jeu <text:span text:style-name="T15">sur</text:span> ordinateur<text:bookmark-end text:name="__RefHeading___Toc315_2114391075"/></text:h>
      <text:p text:style-name="Standard"/>
      <text:p text:style-name="Standard"/>
      <text:p text:style-name="Standard"><text:tab/>Nous avons établi que l'élément propre au jeu sur ordinateur pour notre projet à la sauvegarde d'une partie avec réutilisation pour analyse. Pour cela, il nous semble plus judicieux d'utiliser des fichiers textes et de mémoriser des matrices représentant la grille à chaque étape du jeu.<text:span text:style-name="T15">cette fonctionnalité nécessite une interaction avec l'utilisateur au début du jeu pour savoir s'il souhaite charger ou commencer une partie. Chaque nouvelle partie dispose d'une sauvegarde automatique. Au début du jeu, il est ainsi demandé à l'un des joueurs, le nom a attribué à la partie en cours. À l'état actuel de notre jeu, il n'est pas encore possible de charger puis de rejouer une nouvelle partie issue d'une précédente. La fin de partie doit être atteinte pour que la sauvegarde et la fermeture du jeu soit réalisée correctement.</text:span></text:p>
      <text:p text:style-name="Standard"/>
      <text:p text:style-name="Standard"/>
      <text:p text:style-name="Standard"><text:tab/>Nous établissons aussi que la navigation via la souris par des menus, est 1 excellent moyen de diversifier les interactions possibles avec l'utilisateur. Ceci permet également à notre jeu d'avoir une utilisation <text:s/>accessible à un large public. La gestion des événements de la souris, nous permet également d'approfondir la pratique de l'utilisation des fonctions de la bibliothèque SDL du type SDL_EVENT</text:p>
      <text:p text:style-name="Standard"/>
      <text:p text:style-name="Standard"><text:tab/></text:p>
      <text:h text:style-name="P31" text:outline-level="2"><text:bookmark-start text:name="__RefHeading___Toc387_2114391075"/><text:span text:style-name="T14">Le </text:span>passage de tour entre joueurs<text:bookmark-end text:name="__RefHeading___Toc387_2114391075"/></text:h>
      <text:p text:style-name="Text_20_body"/>
      <text:p text:style-name="Text_20_body"><text:tab/><text:span text:style-name="T15">Nous choisissons de considérer que les joueurs jouent sur le même ordinateur, et que ces derniers ne jouent pas en simultané. Nous considérons également que ces joueurs sont débutants au jeu du Othello, et donc ont besoin d'indications pour savoir quels sont les cas à jouer qui leur sont autorisées. Ceci implique l'utilisation de variables qui puissent paramétrer en fonction de chaque joueur comme le type </text:span><text:span text:style-name="T7">pion</text:span><text:span text:style-name="T10">. Le passage de tour nécessite une réactualisation de la matrice en fonction du tour.</text:span></text:p>
      <text:p text:style-name="P12"/>
      <text:p text:style-name="P12"/>
      <text:h text:style-name="P26" text:outline-level="1"><text:span text:style-name="T10">O</text:span><text:span text:style-name="T11">rganisation du travail</text:span></text:h>
      <text:p text:style-name="P13"/>
      <text:p text:style-name="P11"><text:span text:style-name="T11"><text:tab/>Suite à l'analyse du jeu, nous nous sommes organisés pour travailler chacun sur une des grandes fonctions de départ du programme, qui ensuite conduit à la création des différents modules du programme. Ses fonctions de départ sont : la détermination des places possibles, la gestion des scores et des joueurs, le retournement des pions. Les modules qui en découlent sont : la gestion de la grille de jeu, la gestion du jeu, la gestion des fichiers de sauvegarde, </text:span><text:span text:style-name="T13">la gestion de la fiche des scores</text:span><text:span text:style-name="T11">. Certaines fonctions ont nécessité le regroupement de l'équipe autour de celle-ci, et le remplacement </text:span><text:span text:style-name="T12">du responsable de la fonction, comme cela était le cas pour determinerPlacePossible. Le développement des fonctions d'affichage et de gestion graphique et au départ confié à un seul membre, jusqu'à ce que le moteur de jeu soit complètement opérationnel. À ce stade, deux membres de l'équipe sont affectés à ces fonctions. Ainsi, à ce moment, nous nous séparons les fonctions d'interface. Une partie des fonctions est dédiée à l'affichage, l'autre est dédiée à l'interaction avec l'utilisateur dans la fenêtre d'interface. Le membre s'occupant de la gestion des scores et des sauvegardes continue d'améliorer ses fonctions, et contrôle la cohérence et l'intégration des nouvelles fonctions au programme d'origine.</text:span></text:p>
      <text:p text:style-name="P14"/>
      <text:p text:style-name="P11"><text:span text:style-name="T12"><text:tab/></text:span><text:span text:style-name="T13">Le module de gestion de fichiers intervient au début du programme principal de jeu, il accomplit les taches de sauvegarde et de changement d'anciennes parties. Ceci est demandé au début du programme à l'utilisateur comme nous l'avons mentionné ci-dessus.</text:span></text:p>
      <text:p text:style-name="P15"><text:tab/>Le module de gestion de la grille est un module d'initiation et d'affichage de plateau de jeu. Comme le module cité précédemment, il peut être réutilisé pour un autre jeu. La taille du plateau, la répartition des pions, sont donnés en paramètre en fonction de ce module. Ce module est appelé au début du programme principal, ainsi que tout au long de celui-ci. Son nom de fichier grille.c avec sa bibliothèque grille.h</text:p>
      <text:p text:style-name="P15"><text:tab/>Le module de gestion de la fiche des scores intervient au cours du programme principal et à la fin pour la mémorisation des scores les plus élevés.</text:p>
      <text:p text:style-name="P15"><text:tab/></text:p>
      <text:p text:style-name="P13"/>
      <text:p text:style-name="P11"><text:span text:style-name="T11"><text:tab/> Sur les pages suivantes, se trouve une représentation graphique des différents modules et de leur intervention dans le programme, vous trouverez également la répartition des tâches et des </text:span><text:soft-page-break/><text:span text:style-name="T11">fonctions par membre du groupe.</text:span></text:p>
      <text:p text:style-name="P13"/>
      <text:p text:style-name="P11"><text:span text:style-name="T11"><text:tab/></text:span><text:span text:style-name="T12">La rédaction du rapport et de la documentation fait l'objet d'une organisation différente. Il en va de même pour la conception des diapositives de présentation de ce projet. Ces organisations n'ont pas bénéficié du même temps de réflexion et de mise en place.</text:span></text:p>
      <text:h text:style-name="P25" text:outline-level="1"><text:bookmark-start text:name="__RefHeading___Toc317_2114391075"/><text:span text:style-name="T1">Le </text:span>Codage<text:bookmark-end text:name="__RefHeading___Toc317_2114391075"/></text:h>
      <text:p text:style-name="Text_20_body"/>
      <text:p text:style-name="P16"><text:tab/><text:span text:style-name="T16">Le jeu Othello de base, se joue <text:s/>uniquement à deux joueurs et au tours à tours. Nous devons réfléchir la structure de programme et comment celle-ci se divise.</text:span></text:p>
      <text:p text:style-name="P23">Alors <text:span text:style-name="T17">nous avons établi les faits suivants,</text:span> une tâche principale <text:span text:style-name="T17">d'interface graphique</text:span> gérera les fonctions : Affichage de plateau et encadrement, clic en souris pour place la pion, retournement de pions, <text:span text:style-name="T17">re</text:span>cherche les cases possibles, vérification de coup, gestion de fichier.</text:p>
      <text:p text:style-name="P23"><text:tab/><text:span text:style-name="T17">Nous verrons cette partie du rapport consacré au codage en trois points : la structure de programmes utilisés, l'algorithme principal au coeur de ce programme puis l'évaluation de ce programme.</text:span></text:p>
      <text:h text:style-name="Heading_20_2" text:outline-level="2"><text:bookmark-start text:name="__RefHeading___Toc319_2114391075"/>1. structure utilisée<text:bookmark-end text:name="__RefHeading___Toc319_2114391075"/></text:h>
      <text:p text:style-name="P21"><text:tab/>On choisit les valeurs correspond à les pions , deux joueurs . On n'a pas besoin <text:span text:style-name="T17">de</text:span> donn<text:span text:style-name="T17">er</text:span> des structures pour chaque fonction. Avec les données de <text:span text:style-name="T17">type</text:span> énumération, on remarque lors <text:span text:style-name="T17">de l'élaboration</text:span> <text:span text:style-name="T17">de </text:span>la fonction gestion de joueur, il n'y a pas <text:span text:style-name="T17">nécessité</text:span> de données structures nécessaires.</text:p>
      <text:p text:style-name="P21">Les pions<text:span text:style-name="T17">en prenant les valeurs suivantes </text:span>: vide, blanc, noire, possible sont <text:span text:style-name="T17">des</text:span> énumération. D'ailleurs, le joueur est <text:span text:style-name="T17">également représenté par une structure de données énumérées, puisqu'il est défini</text:span> définit par pions : le joueur 1 est blanc, le joueur 2 est noir.</text:p>
      <text:p text:style-name="P21">La plateau est plus simple à définir. On peut choisir deux dimension tableau 8 fois 8 avec l'énumération de pion.</text:p>
      <text:p text:style-name="P21">Autrement dit, <text:span text:style-name="T17">chacune</text:span> des fonctions ont <text:span text:style-name="T17">des</text:span> structures différentes. <text:span text:style-name="T17">D</text:span>ans la fonction retourne<text:span text:style-name="T17">ment</text:span> de couleur, <text:span text:style-name="T17">par exemple,</text:span> la structure coordonnées est important pour <text:span text:style-name="T18">pouvoir à la fin</text:span> trouver les cases <text:span text:style-name="T18">que nous pouvons</text:span> changer. <text:span text:style-name="T18">De plus,</text:span> la fonction pour trouver les cases possibles <text:span text:style-name="T18">est</text:span> encore ad<text:span text:style-name="T18">a</text:span>pt<text:span text:style-name="T18">able et améliorable</text:span>.</text:p>
      <text:p text:style-name="P5"/>
      <text:p text:style-name="P22"/>
      <text:p text:style-name="P18"/>
      <text:h text:style-name="Heading_20_2" text:outline-level="2"><text:bookmark-start text:name="__RefHeading___Toc321_2114391075"/>2. <text:span text:style-name="T16">a</text:span>lgorithme principal<text:bookmark-end text:name="__RefHeading___Toc321_2114391075"/></text:h>
      <text:p text:style-name="Text_20_body"/>
      <text:p text:style-name="P21"><text:tab/>Cet algorithme permet de vérifier si un coup est légal ou pas. Par ailleurs, si le coup et légal les retournements seront actualisés. On va parcourir toutes les directions (8 directions) et regarder si on n'est dans une configuration d'encadrement. En parallèle on comptera exactement combien de pion on encadre. </text:p>
      <text:p text:style-name="P21"/>
      <text:p text:style-name="P21">Légalité d'un coup :</text:p>
      <text:p text:style-name="P21">entré :</text:p>
      <text:p text:style-name="P21">{</text:p>
      <text:p text:style-name="P21"><text:tab/>si la coup = possible ;</text:p>
      <text:p text:style-name="P21"><text:tab/><text:tab/>continue vrai ;</text:p>
      <text:p text:style-name="P21"><text:tab/>si vrai :</text:p>
      <text:p text:style-name="P21"><text:tab/>{</text:p>
      <text:p text:style-name="P21"><text:tab/><text:tab/>pour toutes les directions faire :</text:p>
      <text:p text:style-name="P21"><text:tab/></text:p>
      <text:p text:style-name="P21"><text:tab/><text:tab/>position de mettre un coup ; //pour obtenir les coordonnées de position de coup</text:p>
      <text:p text:style-name="P21"><text:tab/><text:tab/>position de voisin ; // si voisin est vide ou couleur opposée, la boucle s'arrête</text:p>
      <text:p text:style-name="P21"><text:tab/><text:tab/></text:p>
      <text:p text:style-name="P21"><text:tab/><text:tab/>tant que voisin = vrai, on vas faire://la distance entre voisin et coup &gt;1, la couleur soit opposée</text:p>
      <text:p text:style-name="P21"><text:tab/><text:tab/>{</text:p>
      <text:p text:style-name="P21"><text:tab/><text:tab/><text:tab/>voisin = voisin → précédent ;</text:p>
      <text:p text:style-name="P21"><text:tab/><text:tab/><text:tab/>retournement de voisin ; //changer les couleurs</text:p>
      <text:p text:style-name="P21"><text:tab/><text:tab/>}</text:p>
      <text:p text:style-name="P21"><text:tab/>}</text:p>
      <text:p text:style-name="P21"><text:tab/>retourne exit;</text:p>
      <text:p text:style-name="P21">}</text:p>
      <text:p text:style-name="P21">fin</text:p>
      <text:p text:style-name="P21">contraintes d'un coup (les cases possibles) :</text:p>
      <text:p text:style-name="P21">entré :</text:p>
      <text:p text:style-name="P21">{</text:p>
      <text:p text:style-name="P21"><text:tab/>si case == joueur ;//parcourir toutes les cases</text:p>
      <text:p text:style-name="P21"><text:tab/>{ </text:p>
      <text:p text:style-name="P21"><text:tab/><text:tab/>pour toutes directions faire :</text:p>
      <text:p text:style-name="P21"><text:tab/><text:tab/>position de voisin ;// si voisin est vide ou couleur opposée, la boucle s'arrête</text:p>
      <text:p text:style-name="P21"><text:tab/><text:tab/>tant que voisin est vide:</text:p>
      <text:p text:style-name="P21"><text:tab/><text:tab/>{</text:p>
      <text:p text:style-name="P21"><text:tab/><text:tab/><text:tab/>convertir les cases <text:s/>vides auxquelles possibles ; </text:p>
      <text:p text:style-name="P21"><text:tab/><text:tab/>}</text:p>
      <text:p text:style-name="P21"><text:soft-page-break/><text:tab/>}</text:p>
      <text:p text:style-name="P21">}</text:p>
      <text:p text:style-name="P21">fin</text:p>
      <text:p text:style-name="P21"/>
      <text:p text:style-name="P21">trouve position de voisin :</text:p>
      <text:p text:style-name="P21">entré :</text:p>
      <text:p text:style-name="P21">{</text:p>
      <text:p text:style-name="P21"><text:tab/>{</text:p>
      <text:p text:style-name="P21"><text:tab/><text:tab/>voisin → suivant ;</text:p>
      <text:p text:style-name="P21"><text:tab/>}</text:p>
      <text:p text:style-name="P21"><text:tab/>tant que couleur == opposée ou pion == vide, s'arrête ;</text:p>
      <text:p text:style-name="P21"/>
      <text:p text:style-name="P21"><text:tab/>retourner les coordonnées de voisins ;</text:p>
      <text:p text:style-name="P21">}</text:p>
      <text:p text:style-name="P21">fin</text:p>
      <text:p text:style-name="P5"/>
      <text:h text:style-name="Heading_20_2" text:outline-level="2"><text:bookmark-start text:name="__RefHeading___Toc325_2114391075"/><text:span text:style-name="T16">3</text:span>.<text:span text:style-name="T16">é</text:span>valuation<text:bookmark-end text:name="__RefHeading___Toc325_2114391075"/></text:h>
      <text:p text:style-name="Text_20_body"/>
      <text:p text:style-name="P16"><text:tab/><text:span text:style-name="T16">Toutes les fonctions sont divisible en plusieurs plus petites éléments avec prise en considération de <text:s/>l'élément en commun, ceci permet de conserver la cohérence du programme principal et l'intégration avec d'autres fonctions. Mais pour le moment, nous avons <text:s/>encore un question en suspens, celle pour trouver la meilleur solution avec l'aide de l'ordinateur.. Quel serait l'algorithme le plus efficace, en simplifiant les calculs, afin de trouver la meilleur place d'après des conseils aux joueurs de l'ordinateur. Ceci nous le traitons dans la partie suivante, où nous exposerons notre réflexion,</text:span></text:p>
      <text:p text:style-name="Text_20_body"/>
      <text:p text:style-name="Text_20_body"/>
      <text:h text:style-name="P27" text:outline-level="1"><text:bookmark-start text:name="__RefHeading___Toc327_2114391075"/><text:span text:style-name="T1">R</text:span>ésultats <text:span text:style-name="T1">obtenue avec le</text:span> programme livrable<text:bookmark-end text:name="__RefHeading___Toc327_2114391075"/></text:h>
      <text:p text:style-name="P7"/>
      <text:p text:style-name="P7"/>
      <text:p text:style-name="P7"><text:tab/>Le programme fonctionnel actuel que nous avons réalise la représentation du plateau du jeu par une matrice, l'enregistrement des joueurs, le passage de tour, la fin de partie et la fonction de sauvegarde et de changement d'anciennes parties. Les objectifs de fonctionnement interne du jeu sont remplis, au vu des règles définies en début de rapport.</text:p>
      <text:p text:style-name="P7"/>
      <text:p text:style-name="P7"/>
      <text:p text:style-name="P7"><text:tab/>La génération de l'interface graphique, la saisie et l'affichage de texte dans cette interface, ainsi que la prise en charge des mouvements de la souris pour le placement des pions n'est pas aboutie, du fait de la complexité de l'utilisation de la bibliothèque SDL. Cependant, au jour d'aujourd'hui , les fonctions de test et d'exploration de la bibliothèque SDL, donne des résultats prometteurs, que nous espérons concrétiser pour la soutenance. La tentative de fonction pour jouer à 4 joueurs donne des résultats qui ne permettent pas de la rendre livrables dans le délai imparti. Nous nous sommes concentrés également sur le développement de la gestion de la souris pour pouvoir mettre en place des menus. Ceci afin de se rapprocher au plus des jeux actuels Othello informatiques. Ceux-ci se trouvent principalement sous forme d'application utilisant des menus.</text:p>
      <text:p text:style-name="P6"/>
      <text:p text:style-name="P6"/>
      <text:p text:style-name="P6"/>
      <text:h text:style-name="P28" text:outline-level="1"><text:bookmark-start text:name="__RefHeading___Toc329_2114391075"/>Conclusion du projet<text:bookmark-end text:name="__RefHeading___Toc329_2114391075"/></text:h>
      <text:p text:style-name="P9"/>
      <text:p text:style-name="P16"><text:tab/><text:span text:style-name="T16">Au début, pour chaque personne, il y a beaucoup de <text:s/>questions on doit résoudre. Et on répartit directement les tâches pour chaque personne par les étapes de jeu et par les expériences. </text:span></text:p>
      <text:p text:style-name="P23"/>
      <text:p text:style-name="P9"><text:tab/><text:span text:style-name="T16">Nous souhaitons également <text:s/>revenir sur 2 éléments : les événements lors de la réalisation du projet et les perspectives d'amélioration du programme né de ce projet.</text:span></text:p>
      <text:p text:style-name="P9"/>
      <text:p text:style-name="P9"/>
      <text:h text:style-name="P30" text:outline-level="2"><text:bookmark-start text:name="__RefHeading___Toc331_2114391075"/>Les événements lors de la réalisation du projet<text:bookmark-end text:name="__RefHeading___Toc331_2114391075"/></text:h>
      <text:p text:style-name="P9"/>
      <text:p text:style-name="P16"><text:tab/><text:span text:style-name="T16">Mais il y a meilleur algorithme pour vérification de coup, trouver la position de voisin à besoin, connecte toutes les fonctions et ces usages.</text:span></text:p>
      <text:p text:style-name="P23"/>
      <text:p text:style-name="P16"><text:tab/><text:span text:style-name="T16">Ainsi, les bibliothèque de SDL nous donne plusieurs fossés pour installer SDL.</text:span></text:p>
      <text:h text:style-name="P33" text:outline-level="2"><text:bookmark-start text:name="__RefHeading___Toc333_2114391075"/>Les perspectives du projet<text:bookmark-end text:name="__RefHeading___Toc333_2114391075"/></text:h>
      <text:p text:style-name="P9"/>
      <text:p text:style-name="P16"><text:tab/><text:span text:style-name="T16"> Par SDL, on a des expérience d'installer autres bibliothèques de sources, à la fois on renforce les utilisation de SD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b9b8" officeooo:paragraph-rsid="000ab9b8"/>
    </style:style>
    <style:style style:name="MP2" style:family="paragraph" style:parent-style-name="Header">
      <style:paragraph-properties fo:text-align="center" style:justify-single-word="false"/>
      <style:text-properties officeooo:rsid="000ab9b8" officeooo:paragraph-rsid="000ab9b8"/>
    </style:style>
    <style:style style:name="MP3" style:family="paragraph" style:parent-style-name="Footer">
      <style:paragraph-properties fo:text-align="center" style:justify-single-word="false"/>
      <style:text-properties officeooo:rsid="000b5e7a" officeooo:paragraph-rsid="000b5e7a"/>
    </style:style>
    <style:style style:name="MP4" style:family="paragraph" style:parent-style-name="Footer">
      <style:text-properties officeooo:rsid="000ab9b8" officeooo:paragraph-rsid="000ab9b8"/>
    </style:style>
    <style:style style:name="MT1" style:family="text">
      <style:text-properties officeooo:rsid="000b5e7a"/>
    </style:style>
    <style:style style:name="MT2"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urdo NICOLAI<text:tab/><text:tab/><text:span text:style-name="MT1">vendredi 18 décembre 2015</text:span></text:p>
        <text:p text:style-name="MP1">Alexandre TABOT</text:p>
        <text:p text:style-name="MP1">Weibin WANG</text:p>
        <text:p text:style-name="MP2"><text:span text:style-name="MT1">P</text:span>rojet informatique Othello</text:p>
      </style:header>
      <style:footer>
        <text:p text:style-name="MP3">Page <text:page-number text:select-page="current">15</text:page-number> sur <text:page-count>15</text:page-count></text:p>
        <text:p text:style-name="MP4">2<text:span text:style-name="MT2">e</text:span> année de licence SPI<text:tab/><text:tab/><text:span text:style-name="MT1">Université du Mans</text:span></text:p>
        <text:p text:style-name="MP4">institut Claude Chappe<text:tab/><text:tab/><text:span text:style-name="MT1">Année universitaire : 2015-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5:13:23.180000000</meta:creation-date>
    <meta:editing-duration>PT23M56S</meta:editing-duration>
    <meta:editing-cycles>5</meta:editing-cycles>
    <meta:generator>LibreOffice/4.4.6.3$Windows_x86 LibreOffice_project/e8938fd3328e95dcf59dd64e7facd2c7d67c704d</meta:generator>
    <dc:date>2015-12-18T19:20:39.305000000</dc:date>
    <meta:document-statistic meta:table-count="0" meta:image-count="0" meta:object-count="0" meta:page-count="15" meta:paragraph-count="120" meta:word-count="2244" meta:character-count="13698" meta:non-whitespace-character-count="11474"/>
  </office:meta>
</office:document-meta>
</file>